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0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4.3" calcext:value-type="float">
            <text:p>64.3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62.6" calcext:value-type="float">
            <text:p>62.6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table:number-columns-repeated="2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Yeshwantpur (C)</text:p>
          </table:table-cell>
          <table:table-cell office:value-type="float" office:value="70.2" calcext:value-type="float">
            <text:p>70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R.V.C.E. (S)</text:p>
          </table:table-cell>
          <table:table-cell table:number-columns-repeated="2"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Whitefield (I)</text:p>
          </table:table-cell>
          <table:table-cell office:value-type="float" office:value="63.9" calcext:value-type="float">
            <text:p>63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TERI Domlur (R)</text:p>
          </table:table-cell>
          <table:table-cell office:value-type="float" office:value="32.9" calcext:value-type="float">
            <text:p>32.9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Nihmans (S)</text:p>
          </table:table-cell>
          <table:table-cell office:value-type="float" office:value="70.1" calcext:value-type="float">
            <text:p>70.1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10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72.8" calcext:value-type="float">
            <text:p>72.8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63.1" calcext:value-type="float">
            <text:p>63.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Triplicane (R)</text:p>
          </table:table-cell>
          <table:table-cell office:value-type="float" office:value="70" calcext:value-type="float">
            <text:p>70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Pallikarnai (C)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Velachery (R)</text:p>
          </table:table-cell>
          <table:table-cell office:value-type="float" office:value="64.4" calcext:value-type="float">
            <text:p>64.4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Washermanpet (C)</text:p>
          </table:table-cell>
          <table:table-cell office:value-type="float" office:value="74" calcext:value-type="float">
            <text:p>74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Anna Nagar (S)</text:p>
          </table:table-cell>
          <table:table-cell office:value-type="float" office:value="73.4" calcext:value-type="float">
            <text:p>73.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Sowcarpet (R)</text:p>
          </table:table-cell>
          <table:table-cell office:value-type="float" office:value="65.1" calcext:value-type="float">
            <text:p>65.1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10">
            <text:p>Delhi</text:p>
          </table:table-cell>
          <table:table-cell office:value-type="string" calcext:value-type="string">
            <text:p>Dilshad Garden (S)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4.5" calcext:value-type="float">
            <text:p>64.5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57.2" calcext:value-type="float">
            <text:p>57.2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79.8" calcext:value-type="float">
            <text:p>79.8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7.4" calcext:value-type="float">
            <text:p>57.4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covered-table-cell/>
          <table:table-cell office:value-type="string" calcext:value-type="string">
            <text:p>Civil Lines (C)</text:p>
          </table:table-cell>
          <table:table-cell office:value-type="float" office:value="60.6" calcext:value-type="float">
            <text:p>60.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RK Puram (R)</text:p>
          </table:table-cell>
          <table:table-cell office:value-type="float" office:value="63.3" calcext:value-type="float">
            <text:p>63.3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Anand Vihar (C)</text:p>
          </table:table-cell>
          <table:table-cell office:value-type="float" office:value="65.5" calcext:value-type="float">
            <text:p>65.5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Mandir Marg (S)</text:p>
          </table:table-cell>
          <table:table-cell office:value-type="float" office:value="58.3" calcext:value-type="float">
            <text:p>58.3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Punjabi Bagh (R)</text:p>
          </table:table-cell>
          <table:table-cell office:value-type="float" office:value="57.3" calcext:value-type="float">
            <text:p>57.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10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72.7" calcext:value-type="float">
            <text:p>72.7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68.2" calcext:value-type="float">
            <text:p>68.2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71.7" calcext:value-type="float">
            <text:p>71.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69" calcext:value-type="float">
            <text:p>69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74.4" calcext:value-type="float">
            <text:p>74.4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 office:value-type="string" calcext:value-type="string">
            <text:p>Tarnaka</text:p>
          </table:table-cell>
          <table:table-cell office:value-type="float" office:value="76.6" calcext:value-type="float">
            <text:p>76.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/>
          <table:table-cell office:value-type="string" calcext:value-type="string">
            <text:p>Gaddapothram</text:p>
          </table:table-cell>
          <table:table-cell office:value-type="float" office:value="77.3" calcext:value-type="float">
            <text:p>77.3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/>
          <table:table-cell office:value-type="string" calcext:value-type="string">
            <text:p>Gachibowli</text:p>
          </table:table-cell>
          <table:table-cell office:value-type="float" office:value="60.9" calcext:value-type="float">
            <text:p>60.9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covered-table-cell/>
          <table:table-cell office:value-type="string" calcext:value-type="string">
            <text:p>Paradise</text:p>
          </table:table-cell>
          <table:table-cell office:value-type="float" office:value="78" calcext:value-type="float">
            <text:p>78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 office:value-type="string" calcext:value-type="string">
            <text:p>Kukatpalli</text:p>
          </table:table-cell>
          <table:table-cell office:value-type="float" office:value="68.2" calcext:value-type="float">
            <text:p>68.2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 table:number-columns-spanned="1" table:number-rows-spanned="10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64.7" calcext:value-type="float">
            <text:p>64.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69.5" calcext:value-type="float">
            <text:p>69.5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6.4" calcext:value-type="float">
            <text:p>66.4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70.6" calcext:value-type="float">
            <text:p>70.6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 office:value-type="string" calcext:value-type="string">
            <text:p>New Market</text:p>
          </table:table-cell>
          <table:table-cell office:value-type="float" office:value="68.8" calcext:value-type="float">
            <text:p>68.8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 office:value-type="string" calcext:value-type="string">
            <text:p>Birati N.</text:p>
          </table:table-cell>
          <table:table-cell office:value-type="float" office:value="66.9" calcext:value-type="float">
            <text:p>66.9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 office:value-type="string" calcext:value-type="string">
            <text:p>RG Kaur</text:p>
          </table:table-cell>
          <table:table-cell office:value-type="float" office:value="68.7" calcext:value-type="float">
            <text:p>68.7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 office:value-type="string" calcext:value-type="string">
            <text:p>Tollygunge</text:p>
          </table:table-cell>
          <table:table-cell office:value-type="float" office:value="65.5" calcext:value-type="float">
            <text:p>65.5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 office:value-type="string" calcext:value-type="string">
            <text:p>Bag Bazar</text:p>
          </table:table-cell>
          <table:table-cell office:value-type="float" office:value="77.1" calcext:value-type="float">
            <text:p>77.1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 office:value-type="string" calcext:value-type="string">
            <text:p>Kolkata, Tartala</text:p>
          </table:table-cell>
          <table:table-cell office:value-type="float" office:value="68.1" calcext:value-type="float">
            <text:p>68.1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 table:number-columns-spanned="1" table:number-rows-spanned="10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7.1" calcext:value-type="float">
            <text:p>67.1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81.7" calcext:value-type="float">
            <text:p>81.7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76.5" calcext:value-type="float">
            <text:p>76.5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64.5" calcext:value-type="float">
            <text:p>64.5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covered-table-cell/>
          <table:table-cell office:value-type="string" calcext:value-type="string">
            <text:p>Chinhat</text:p>
          </table:table-cell>
          <table:table-cell office:value-type="float" office:value="67.1" calcext:value-type="float">
            <text:p>67.1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covered-table-cell/>
          <table:table-cell office:value-type="string" calcext:value-type="string">
            <text:p>IT College</text:p>
          </table:table-cell>
          <table:table-cell office:value-type="float" office:value="64.7" calcext:value-type="float">
            <text:p>64.7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covered-table-cell/>
          <table:table-cell office:value-type="string" calcext:value-type="string">
            <text:p>CSS Airport</text:p>
          </table:table-cell>
          <table:table-cell office:value-type="float" office:value="62.7" calcext:value-type="float">
            <text:p>62.7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covered-table-cell/>
          <table:table-cell office:value-type="string" calcext:value-type="string">
            <text:p>RSC Aligunj</text:p>
          </table:table-cell>
          <table:table-cell office:value-type="float" office:value="73.6" calcext:value-type="float">
            <text:p>73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covered-table-cell/>
          <table:table-cell office:value-type="string" calcext:value-type="string">
            <text:p>UPPCB HQ.</text:p>
          </table:table-cell>
          <table:table-cell office:value-type="float" office:value="62.7" calcext:value-type="float">
            <text:p>62.7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 table:number-columns-spanned="1" table:number-rows-spanned="10">
            <text:p>Mumbai</text:p>
          </table:table-cell>
          <table:table-cell office:value-type="string" calcext:value-type="string">
            <text:p>Thane</text:p>
          </table:table-cell>
          <table:table-cell office:value-type="float" office:value="67.9" calcext:value-type="float">
            <text:p>67.9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9.4" calcext:value-type="float">
            <text:p>69.4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74.7" calcext:value-type="float">
            <text:p>74.7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72.9" calcext:value-type="float">
            <text:p>72.9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covered-table-cell/>
          <table:table-cell office:value-type="string" calcext:value-type="string">
            <text:p>M&amp;M Kandivali</text:p>
          </table:table-cell>
          <table:table-cell office:value-type="float" office:value="60.8" calcext:value-type="float">
            <text:p>60.8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covered-table-cell/>
          <table:table-cell office:value-type="string" calcext:value-type="string">
            <text:p>CST</text:p>
          </table:table-cell>
          <table:table-cell office:value-type="float" office:value="74.2" calcext:value-type="float">
            <text:p>74.2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covered-table-cell/>
          <table:table-cell office:value-type="string" calcext:value-type="string">
            <text:p>L&amp;T Powai</text:p>
          </table:table-cell>
          <table:table-cell office:value-type="float" office:value="62.2" calcext:value-type="float">
            <text:p>6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covered-table-cell/>
          <table:table-cell office:value-type="string" calcext:value-type="string">
            <text:p>Pepsico Chembur</text:p>
          </table:table-cell>
          <table:table-cell office:value-type="float" office:value="76.5" calcext:value-type="float">
            <text:p>76.5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covered-table-cell/>
          <table:table-cell office:value-type="string" calcext:value-type="string">
            <text:p>Andheri</text:p>
          </table:table-cell>
          <table:table-cell office:value-type="float" office:value="80.1" calcext:value-type="float">
            <text:p>80.1</text:p>
          </table:table-cell>
          <table:table-cell office:value-type="float" office:value="79.6" calcext:value-type="float">
            <text:p>7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0:39:17.911456095</meta:creation-date>
    <dc:date>2024-11-03T20:50:01.735995033</dc:date>
    <meta:editing-duration>PT10M45S</meta:editing-duration>
    <meta:editing-cycles>1</meta:editing-cycles>
    <meta:document-statistic meta:table-count="1" meta:cell-count="292" meta:object-count="0"/>
    <meta:generator>LibreOffice/24.2.6.2$Linux_X86_64 LibreOffice_project/420$Build-2</meta:generator>
  </office:meta>
</office:document-meta>
</file>